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measure" style:list-style-name="L1">
      <style:graphic-properties draw:textarea-vertical-align="middle" draw:line-distance="1.4cm" draw:placing="below"/>
    </style:style>
    <style:style style:name="gr2" style:family="graphic" style:parent-style-name="standard">
      <style:graphic-properties draw:stroke="none" svg:stroke-color="#000000" draw:fill="none" draw:fill-color="#ffffff" fo:min-height="0.788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style0" draw:layer="layout" svg:width="11.339cm" svg:height="3.402cm" svg:x="1.827cm" svg:y="4.256cm" svg:viewBox="0 0 11340 3403" draw:points="0,0 11340,0 11340,3403 0,3403">
          <text:p/>
        </draw:polygon>
        <draw:polygon draw:style-name="style0" draw:layer="layout" svg:width="0.67cm" svg:height="0.45cm" svg:x="1.492cm" svg:y="7.658cm" svg:viewBox="0 0 671 451" draw:points="335,0 503,225 671,451 335,451 0,451 167,225">
          <text:p/>
        </draw:polygon>
        <draw:polygon draw:style-name="style0" draw:layer="layout" svg:width="0.67cm" svg:height="0.45cm" svg:x="12.802cm" svg:y="7.658cm" svg:viewBox="0 0 671 451" draw:points="336,0 504,225 671,451 336,451 0,451 168,225">
          <text:p/>
        </draw:polygon>
        <draw:path draw:style-name="style0" draw:layer="layout" svg:width="0.15cm" svg:height="0.15cm" svg:x="12.829cm" svg:y="8.108cm" svg:viewBox="0 0 151 151" svg:d="M151 76c0-42-34-76-76-76-41 0-75 34-75 76 0 41 34 75 75 75 42 0 76-34 76-75z">
          <text:p/>
        </draw:path>
        <draw:path draw:style-name="style0" draw:layer="layout" svg:width="0.15cm" svg:height="0.15cm" svg:x="13.039cm" svg:y="8.108cm" svg:viewBox="0 0 151 151" svg:d="M151 76c0-42-34-76-76-76-41 0-75 34-75 76 0 41 34 75 75 75 42 0 76-34 76-75z">
          <text:p/>
        </draw:path>
        <draw:path draw:style-name="style0" draw:layer="layout" svg:width="0.15cm" svg:height="0.15cm" svg:x="13.257cm" svg:y="8.108cm" svg:viewBox="0 0 151 151" svg:d="M151 76c0-42-34-76-76-76s-75 34-75 76c0 41 33 75 75 75s76-34 76-75z">
          <text:p/>
        </draw:path>
        <draw:polygon draw:style-name="style1" draw:layer="layout" svg:width="0.75cm" svg:height="0cm" svg:x="12.777cm" svg:y="8.243cm" svg:viewBox="0 0 751 0" draw:points="0,0 751,0">
          <text:p/>
        </draw:polygon>
        <draw:polygon draw:style-name="style2" draw:layer="layout" svg:width="0cm" svg:height="1.86cm" svg:x="7.49cm" svg:y="2.408cm" svg:viewBox="0 0 0 1861" draw:points="0,0 0,1861">
          <text:p/>
        </draw:polygon>
        <draw:polygon draw:style-name="style3" draw:layer="layout" svg:width="0.3cm" svg:height="0.299cm" svg:x="7.197cm" svg:y="3.928cm" svg:viewBox="0 0 301 300" draw:points="301,300 0,0">
          <text:p/>
        </draw:polygon>
        <draw:polygon draw:style-name="style3" draw:layer="layout" svg:width="0.299cm" svg:height="0.299cm" svg:x="7.497cm" svg:y="3.928cm" svg:viewBox="0 0 300 300" draw:points="0,300 300,0">
          <text:p/>
        </draw:polygon>
        <draw:measure draw:style-name="gr1" draw:text-style-name="P1" draw:layer="measurelines" svg:x1="1.8cm" svg:y1="7.6cm" svg:x2="13.1cm" svg:y2="7.6cm">
          <text:p text:style-name="P1"><text:span text:style-name="T1">10 m</text:span></text:p>
        </draw:measure>
        <draw:frame draw:style-name="gr2" draw:text-style-name="P2" draw:layer="measurelines" svg:width="6.7cm" svg:height="1.038cm" svg:x="7.2cm" svg:y="1.4cm">
          <draw:text-box>
            <text:p><text:span text:style-name="T2">F=100 KN @ t=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solid" draw:fill-color="#d35f5f"/>
    </style:style>
    <style:style style:name="style1" style:family="graphic" style:parent-style-name="standard">
      <style:graphic-properties draw:stroke="solid" svg:stroke-width="0.009cm" svg:stroke-color="#d35f5f" draw:fill="none"/>
    </style:style>
    <style:style style:name="style2" style:family="graphic" style:parent-style-name="standard">
      <style:graphic-properties draw:stroke="solid" svg:stroke-width="0.029cm" svg:stroke-color="#000000" draw:fill="none"/>
    </style:style>
    <style:style style:name="style3" style:family="graphic" style:parent-style-name="standard">
      <style:graphic-properties draw:stroke="solid" svg:stroke-width="0.035cm" svg:stroke-color="#000000" draw:fill="none"/>
    </style:style>
    <style:style style:name="style4" style:family="graphic" style:parent-style-name="standard">
      <style:graphic-properties draw:stroke="none" draw:fill="solid" draw:fill-color="#000000"/>
    </style:style>
  </office:styles>
  <office:automatic-styles>
    <style:page-layout style:name="PM0">
      <style:page-layout-properties fo:margin-top="1cm" fo:margin-bottom="1cm" fo:margin-left="1cm" fo:margin-right="1cm" fo:page-width="15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meta:initial-creator>Inkscape.org - 0.92.2 5c3e80d, 2017-08-06</meta:initial-creator>
    <meta:creation-date>2018-10-15 16:51:23</meta:creation-date>
    <dc:date>2018-10-22T15:34:13</dc:date>
    <dc:format>image/svg+xml</dc:format>
    <dc:creator>Ananya Bijaya</dc:creator>
    <meta:editing-duration>PT7M36S</meta:editing-duration>
    <meta:editing-cycles>3</meta:editing-cycles>
    <meta:document-statistic meta:object-count="12"/>
  </office:meta>
</office:document-meta>
</file>